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text-properties officeooo:rsid="0018ee2d" officeooo:paragraph-rsid="0018ee2d"/>
    </style:style>
    <style:style style:name="P2" style:family="paragraph" style:parent-style-name="Text_20_body">
      <style:text-properties officeooo:rsid="001d1d7d" officeooo:paragraph-rsid="001d1d7d"/>
    </style:style>
    <style:style style:name="P3" style:family="paragraph" style:parent-style-name="Title">
      <style:text-properties officeooo:rsid="00188905" officeooo:paragraph-rsid="00188905"/>
    </style:style>
    <style:style style:name="P4" style:family="paragraph" style:parent-style-name="Heading_20_2">
      <style:text-properties officeooo:rsid="0018eb23" officeooo:paragraph-rsid="0018eb23"/>
    </style:style>
    <style:style style:name="P5" style:family="paragraph" style:parent-style-name="Heading_20_2">
      <style:text-properties officeooo:rsid="001a2e2f" officeooo:paragraph-rsid="001a2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</text:p>
      <text:h text:style-name="P4" text:outline-level="2">1</text:h>
      <text:p text:style-name="P1">Cf: interface graphique</text:p>
      <text:h text:style-name="P5" text:outline-level="2">2</text:h>
      <text:p text:style-name="P2">500 ms:</text:p>
      <text:p text:style-name="P2">4251 itérations au premier co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7:39:08.440000000</meta:creation-date>
    <meta:generator>LibreOffice/5.1.5.2$Windows_x86 LibreOffice_project/7a864d8825610a8c07cfc3bc01dd4fce6a9447e5</meta:generator>
    <dc:date>2017-10-12T17:42:39.316000000</dc:date>
    <meta:editing-duration>PT3M31S</meta:editing-duration>
    <meta:editing-cycles>5</meta:editing-cycles>
    <meta:document-statistic meta:table-count="0" meta:image-count="0" meta:object-count="0" meta:page-count="1" meta:paragraph-count="6" meta:word-count="13" meta:character-count="70" meta:non-whitespace-character-count="63"/>
  </office:meta>
</office:document-meta>
</file>